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b8320" officeooo:paragraph-rsid="000b8320"/>
    </style:style>
    <style:style style:name="P2" style:family="paragraph" style:parent-style-name="Standard">
      <style:text-properties officeooo:rsid="000b8320" officeooo:paragraph-rsid="000b8320"/>
    </style:style>
    <style:style style:name="P3" style:family="paragraph" style:parent-style-name="Standard" style:list-style-name="L1">
      <style:text-properties officeooo:rsid="000b8320" officeooo:paragraph-rsid="000b8320"/>
    </style:style>
    <style:style style:name="P4" style:family="paragraph" style:parent-style-name="Standard" style:list-style-name="L2">
      <style:text-properties officeooo:rsid="000b8320" officeooo:paragraph-rsid="000b8320"/>
    </style:style>
    <style:style style:name="P5" style:family="paragraph" style:parent-style-name="Standard" style:list-style-name="L2">
      <style:text-properties officeooo:rsid="000d302d" officeooo:paragraph-rsid="000d302d"/>
    </style:style>
    <style:style style:name="P6" style:family="paragraph" style:parent-style-name="Standard" style:list-style-name="L2">
      <style:text-properties officeooo:rsid="000e8909" officeooo:paragraph-rsid="000e8909"/>
    </style:style>
    <style:style style:name="P7" style:family="paragraph" style:parent-style-name="Standard">
      <style:text-properties officeooo:rsid="000d302d" officeooo:paragraph-rsid="000d302d"/>
    </style:style>
    <style:style style:name="P8" style:family="paragraph" style:parent-style-name="Standard">
      <style:text-properties officeooo:rsid="000dd50b" officeooo:paragraph-rsid="000dd50b"/>
    </style:style>
    <style:style style:name="P9" style:family="paragraph" style:parent-style-name="Standard" style:list-style-name="L3">
      <style:text-properties officeooo:rsid="000dd50b" officeooo:paragraph-rsid="000dd50b"/>
    </style:style>
    <style:style style:name="P10" style:family="paragraph" style:parent-style-name="Standard">
      <style:text-properties officeooo:rsid="000e8909" officeooo:paragraph-rsid="000e8909"/>
    </style:style>
    <style:style style:name="P11" style:family="paragraph" style:parent-style-name="Standard" style:list-style-name="L4">
      <style:text-properties officeooo:rsid="000e8909" officeooo:paragraph-rsid="000e8909"/>
    </style:style>
    <style:style style:name="P12" style:family="paragraph" style:parent-style-name="Standard">
      <style:text-properties officeooo:rsid="000f6fb8" officeooo:paragraph-rsid="000f6fb8"/>
    </style:style>
    <style:style style:name="P13" style:family="paragraph" style:parent-style-name="Standard" style:list-style-name="L5">
      <style:text-properties officeooo:rsid="000f6fb8" officeooo:paragraph-rsid="000f6fb8"/>
    </style:style>
    <style:style style:name="P14" style:family="paragraph" style:parent-style-name="Standard" style:list-style-name="L6">
      <style:text-properties officeooo:rsid="000f6fb8" officeooo:paragraph-rsid="000f6fb8"/>
    </style:style>
    <style:style style:name="P15" style:family="paragraph" style:parent-style-name="Standard" style:list-style-name="L7">
      <style:text-properties officeooo:rsid="0011eb99" officeooo:paragraph-rsid="0011eb99"/>
    </style:style>
    <style:style style:name="P16" style:family="paragraph" style:parent-style-name="Standard" style:list-style-name="L7">
      <style:text-properties officeooo:rsid="00135c96" officeooo:paragraph-rsid="00135c96"/>
    </style:style>
    <style:style style:name="P17" style:family="paragraph" style:parent-style-name="Standard">
      <style:text-properties officeooo:rsid="00135c96" officeooo:paragraph-rsid="00135c96"/>
    </style:style>
    <style:style style:name="P18" style:family="paragraph" style:parent-style-name="Standard" style:list-style-name="L8">
      <style:text-properties officeooo:rsid="00135c96" officeooo:paragraph-rsid="00135c96"/>
    </style:style>
    <style:style style:name="P19" style:family="paragraph" style:parent-style-name="Standard" style:list-style-name="L9">
      <style:text-properties officeooo:rsid="00135c96" officeooo:paragraph-rsid="00135c96"/>
    </style:style>
    <style:style style:name="P20" style:family="paragraph" style:parent-style-name="Standard">
      <style:text-properties officeooo:rsid="00141b8e" officeooo:paragraph-rsid="00141b8e"/>
    </style:style>
    <style:style style:name="P21" style:family="paragraph" style:parent-style-name="Standard" style:list-style-name="L10">
      <style:text-properties officeooo:rsid="0014e669" officeooo:paragraph-rsid="0014e669"/>
    </style:style>
    <style:style style:name="P22" style:family="paragraph" style:parent-style-name="Standard" style:list-style-name="L10">
      <style:text-properties officeooo:rsid="00158117" officeooo:paragraph-rsid="00158117"/>
    </style:style>
    <style:style style:name="P23" style:family="paragraph" style:parent-style-name="Standard" style:list-style-name="L10">
      <style:text-properties officeooo:rsid="0015dead" officeooo:paragraph-rsid="0015dead"/>
    </style:style>
    <style:style style:name="P24" style:family="paragraph" style:parent-style-name="Standard">
      <style:text-properties officeooo:rsid="0015dead" officeooo:paragraph-rsid="0015dead"/>
    </style:style>
    <style:style style:name="P25" style:family="paragraph" style:parent-style-name="Standard" style:list-style-name="L11">
      <style:text-properties officeooo:rsid="0015dead" officeooo:paragraph-rsid="0015dead"/>
    </style:style>
    <style:style style:name="P26" style:family="paragraph" style:parent-style-name="Standard">
      <style:text-properties officeooo:rsid="0017280e" officeooo:paragraph-rsid="0017280e"/>
    </style:style>
    <style:style style:name="T1" style:family="text">
      <style:text-properties fo:font-weight="bold" style:font-weight-asian="bold" style:font-weight-complex="bold"/>
    </style:style>
    <style:style style:name="T2" style:family="text">
      <style:text-properties officeooo:rsid="0011045f"/>
    </style:style>
    <style:style style:name="T3" style:family="text">
      <style:text-properties officeooo:rsid="00141b8e"/>
    </style:style>
    <style:style style:name="T4" style:family="text">
      <style:text-properties officeooo:rsid="0015dea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YTHON</text:span> </text:p>
      <text:p text:style-name="P2">1. PYTHON INTRO:</text:p>
      <text:list text:style-name="L1">
        <text:list-item>
          <text:p text:style-name="P3">Python is a popular programming language. It was created by Guido van Rossum, and released in 1991.</text:p>
        </text:list-item>
        <text:list-item>
          <text:p text:style-name="P3">It is used for: web development (server-side), software development, mathematics and system scripting.</text:p>
        </text:list-item>
        <text:list-item>
          <text:p text:style-name="P3">Python relies on indentation to define scope.</text:p>
        </text:list-item>
      </text:list>
      <text:p text:style-name="P2"/>
      <text:p text:style-name="P2">2. GETTING STARTED:</text:p>
      <text:list text:style-name="L2">
        <text:list-item>
          <text:p text:style-name="P4">python3 –version – Shows the version of Python you have installed.</text:p>
        </text:list-item>
        <text:list-item>
          <text:p text:style-name="P5">You can run python3 in your terminal to run the comands and close it with exit().</text:p>
        </text:list-item>
        <text:list-item>
          <text:p text:style-name="P6">You can also make a .py file and run it with python3 filename.py.</text:p>
        </text:list-item>
      </text:list>
      <text:p text:style-name="P7"/>
      <text:p text:style-name="P8">3. PYTHON SYNTAX:</text:p>
      <text:list text:style-name="L3">
        <text:list-item>
          <text:p text:style-name="P9">In Python, variables are created when you assign a value to it. Python has no command for declaring a variable.</text:p>
        </text:list-item>
        <text:list-item>
          <text:p text:style-name="P9">Comments start with #.</text:p>
        </text:list-item>
      </text:list>
      <text:p text:style-name="P8"/>
      <text:p text:style-name="P10">4. PYTHON STATEMENTS:</text:p>
      <text:list text:style-name="L4">
        <text:list-item>
          <text:p text:style-name="P11">A computer program is a list of "instructions" to be "executed" by a computer. In a programming language, these programming instructions are called statements.</text:p>
        </text:list-item>
        <text:list-item>
          <text:p text:style-name="P11">Put each statement on its own line so your code is easy to understand.</text:p>
        </text:list-item>
      </text:list>
      <text:p text:style-name="P10"/>
      <text:p text:style-name="P12">5. PYTHON OUTPUT/PRINT:</text:p>
      <text:list text:style-name="L5">
        <text:list-item>
          <text:p text:style-name="P13">print("This will work!")</text:p>
        </text:list-item>
        <text:list-item>
          <text:p text:style-name="P13">print("Hello World!", end=" ") - Skips the newline at the end.</text:p>
        </text:list-item>
      </text:list>
      <text:p text:style-name="P12"/>
      <text:p text:style-name="P12">6. PRINT OUTPUT NUMBERS:</text:p>
      <text:list text:style-name="L6">
        <text:list-item>
          <text:p text:style-name="P14">print(50000) – Numbers do not need double quotes.</text:p>
        </text:list-item>
        <text:list-item>
          <text:p text:style-name="P14"><text:span text:style-name="T2">p</text:span>rint(3 + 3) – You can do math inside the print. </text:p>
        </text:list-item>
        <text:list-item>
          <text:p text:style-name="P14">print("I am", 35, "years old.") – You can combine text and numbers by separating them with a comma.</text:p>
        </text:list-item>
      </text:list>
      <text:p text:style-name="P12"/>
      <text:p text:style-name="P12">7. VARIABLES:</text:p>
      <text:list text:style-name="L7">
        <text:list-item>
          <text:p text:style-name="P15">Variables are containers for storing data values. They’re created the moment you assign a value to them.</text:p>
          <text:p text:style-name="P15">x = 4 <text:s text:c="6"/># x is of type int</text:p>
          <text:p text:style-name="P15">x = "Sally" # x is now of type str</text:p>
          <text:p text:style-name="P15">print(x)</text:p>
        </text:list-item>
        <text:list-item>
          <text:p text:style-name="P15">Casting: You can specify the data type of a variable.</text:p>
          <text:p text:style-name="P15">x = str(3) <text:s text:c="3"/># x will be '3'</text:p>
          <text:p text:style-name="P15">y = int(3) <text:s text:c="3"/># y will be 3</text:p>
          <text:p text:style-name="P15">z = float(3) <text:s/># z will be 3.0</text:p>
        </text:list-item>
        <text:list-item>
          <text:p text:style-name="P16">To get the type, you use the type() function:</text:p>
          <text:p text:style-name="P16">x = 5</text:p>
          <text:p text:style-name="P16">y = "John"</text:p>
          <text:p text:style-name="P16">print(type(x))</text:p>
          <text:p text:style-name="P16">print(type(y))</text:p>
        </text:list-item>
        <text:list-item>
          <text:p text:style-name="P16">! Variable names are case-sensitive.</text:p>
        </text:list-item>
      </text:list>
      <text:p text:style-name="P17"/>
      <text:p text:style-name="P17">8. VARIABLE NAMES:</text:p>
      <text:list text:style-name="L8">
        <text:list-item>
          <text:p text:style-name="P18">A variable name must start with a letter or the underscore character</text:p>
        </text:list-item>
        <text:list-item>
          <text:p text:style-name="P18"><text:soft-page-break/>A variable name cannot start with a number</text:p>
        </text:list-item>
        <text:list-item>
          <text:p text:style-name="P18">A variable name can only contain alpha-numeric characters and underscores.</text:p>
        </text:list-item>
        <text:list-item>
          <text:p text:style-name="P18">Variable names are case-sensitive (age, Age and AGE are three different variables)</text:p>
        </text:list-item>
        <text:list-item>
          <text:p text:style-name="P18">A variable name cannot be any of the Python keywords.</text:p>
        </text:list-item>
        <text:list-item>
          <text:p text:style-name="P18">Use Snake Case: my_variable_name</text:p>
        </text:list-item>
      </text:list>
      <text:p text:style-name="P17"/>
      <text:p text:style-name="P17">9. ASSIGN MULTIPLE VALUES:</text:p>
      <text:list text:style-name="L9">
        <text:list-item>
          <text:p text:style-name="P19">Python allows you to assign values to multiple variables in one line:</text:p>
          <text:p text:style-name="P19">x, y, z = "Orange", "Banana", "Cherry"</text:p>
          <text:p text:style-name="P19">print(x)</text:p>
          <text:p text:style-name="P19">print(y)</text:p>
          <text:p text:style-name="P19">print(z)</text:p>
        </text:list-item>
        <text:list-item>
          <text:p text:style-name="P19">Python allows you to assign the same value to multiple variables:</text:p>
          <text:p text:style-name="P19">x = y = z = "Orange"</text:p>
          <text:p text:style-name="P19">print(x)</text:p>
          <text:p text:style-name="P19">print(y)</text:p>
          <text:p text:style-name="P19">print(z)</text:p>
        </text:list-item>
        <text:list-item>
          <text:p text:style-name="P19">If <text:span text:style-name="T3">you have a collection of values in a list, tuple… You can unpack it.</text:span></text:p>
          <text:p text:style-name="P19">fruits = ["apple", "banana", "cherry"]</text:p>
          <text:p text:style-name="P19">x, y, z = fruits</text:p>
          <text:p text:style-name="P19">print(x)</text:p>
          <text:p text:style-name="P19">print(y)</text:p>
          <text:p text:style-name="P19">print(z)</text:p>
        </text:list-item>
      </text:list>
      <text:p text:style-name="P17"/>
      <text:p text:style-name="P20">10. OUTPUT VARIABLES:</text:p>
      <text:list text:style-name="L10">
        <text:list-item>
          <text:p text:style-name="P21">You can use the print function to output variables:</text:p>
          <text:p text:style-name="P21">x = "Python is awesome"</text:p>
          <text:p text:style-name="P21">print(x)</text:p>
        </text:list-item>
        <text:list-item>
          <text:p text:style-name="P22">You can output multiple variables, <text:span text:style-name="T4">separated by a comma (best way):</text:span></text:p>
          <text:p text:style-name="P22">x = "Python"</text:p>
          <text:p text:style-name="P22">y = "is"</text:p>
          <text:p text:style-name="P22">z = "awesome"</text:p>
          <text:p text:style-name="P22">print(x, y, z)</text:p>
        </text:list-item>
        <text:list-item>
          <text:p text:style-name="P23">You can also use the + operator (for numbers is a mathematical operator):</text:p>
          <text:p text:style-name="P23">x = "Python "</text:p>
          <text:p text:style-name="P23">y = "is "</text:p>
          <text:p text:style-name="P23">z = "awesome"</text:p>
          <text:p text:style-name="P23">print(x + y + z)</text:p>
        </text:list-item>
      </text:list>
      <text:p text:style-name="P24"/>
      <text:p text:style-name="P24">11. GLOBAL VARIABLES:</text:p>
      <text:list text:style-name="L11">
        <text:list-item>
          <text:p text:style-name="P25">Variables that are created outside of a function (as in all of the examples in the previous pages) are known as global variables. Global variables can be used by everyone, both inside of functions and outside.</text:p>
          <text:p text:style-name="P25">x = "awesome"</text:p>
          <text:p text:style-name="P25"/>
          <text:p text:style-name="P25">def myfunc():</text:p>
          <text:p text:style-name="P25"><text:s text:c="2"/>print("Python is " + x)</text:p>
          <text:p text:style-name="P25"/>
          <text:p text:style-name="P25">myfunc()</text:p>
        </text:list-item>
        <text:list-item>
          <text:p text:style-name="P25">If you create a variable with the same name inside a function, this variable will be local, and can only be used inside the function. The global variable with the same name will remain as it was, global and with the original value.</text:p>
          <text:p text:style-name="P25"><text:soft-page-break/>x = "awesome"</text:p>
          <text:p text:style-name="P25"/>
          <text:p text:style-name="P25">def myfunc():</text:p>
          <text:p text:style-name="P25"><text:s text:c="2"/>x = "fantastic"</text:p>
          <text:p text:style-name="P25"><text:s text:c="2"/>print("Python is " + x)</text:p>
          <text:p text:style-name="P25"/>
          <text:p text:style-name="P25">myfunc()</text:p>
          <text:p text:style-name="P25"/>
          <text:p text:style-name="P25">print("Python is " + x)</text:p>
        </text:list-item>
        <text:list-item>
          <text:p text:style-name="P25">Normally, when you create a variable inside a function, that variable is local, and can only be used inside that function:</text:p>
          <text:p text:style-name="P25">x = "awesome"</text:p>
          <text:p text:style-name="P25"/>
          <text:p text:style-name="P25">def myfunc():</text:p>
          <text:p text:style-name="P25"><text:s text:c="2"/>global x</text:p>
          <text:p text:style-name="P25"><text:s text:c="2"/>x = "fantastic"</text:p>
          <text:p text:style-name="P25"/>
          <text:p text:style-name="P25">myfunc()</text:p>
          <text:p text:style-name="P25"/>
          <text:p text:style-name="P25">print("Python is " + x)</text:p>
        </text:list-item>
      </text:list>
      <text:p text:style-name="P24"/>
      <text:p text:style-name="P26">12. PYTHON DATA TYP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6T19:10:47.401684144</meta:creation-date>
    <dc:date>2025-10-17T13:56:24.504272200</dc:date>
    <meta:editing-duration>PT53M33S</meta:editing-duration>
    <meta:editing-cycles>9</meta:editing-cycles>
    <meta:generator>LibreOffice/25.8.1.1$Windows_X86_64 LibreOffice_project/54047653041915e595ad4e45cccea684809c77b5</meta:generator>
    <meta:document-statistic meta:table-count="0" meta:image-count="0" meta:object-count="0" meta:page-count="3" meta:paragraph-count="104" meta:word-count="749" meta:character-count="3744" meta:non-whitespace-character-count="3153"/>
  </office:meta>
</office:document-meta>
</file>